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460" officeooo:paragraph-rsid="000df460"/>
    </style:style>
    <style:style style:name="P2" style:family="paragraph" style:parent-style-name="Standard">
      <style:text-properties officeooo:rsid="000fdeff" officeooo:paragraph-rsid="000fdeff"/>
    </style:style>
    <style:style style:name="P3" style:family="paragraph" style:parent-style-name="Standard">
      <style:text-properties officeooo:rsid="0011526e" officeooo:paragraph-rsid="0011526e"/>
    </style:style>
    <style:style style:name="P4" style:family="paragraph" style:parent-style-name="Standard">
      <style:text-properties officeooo:rsid="0012566a" officeooo:paragraph-rsid="0012566a"/>
    </style:style>
    <style:style style:name="P5" style:family="paragraph" style:parent-style-name="Standard">
      <style:text-properties fo:font-weight="bold" officeooo:rsid="0012566a" officeooo:paragraph-rsid="0012566a" style:font-weight-asian="bold" style:font-weight-complex="bold"/>
    </style:style>
    <style:style style:name="P6" style:family="paragraph" style:parent-style-name="Standard" style:list-style-name="L3">
      <style:text-properties fo:font-weight="bold" officeooo:rsid="0012566a" officeooo:paragraph-rsid="0012566a" style:font-weight-asian="bold" style:font-weight-complex="bold"/>
    </style:style>
    <style:style style:name="P7" style:family="paragraph" style:parent-style-name="Standard">
      <style:text-properties fo:font-weight="bold" officeooo:rsid="0013d9ab" officeooo:paragraph-rsid="0013d9ab" style:font-weight-asian="bold" style:font-weight-complex="bold"/>
    </style:style>
    <style:style style:name="P8" style:family="paragraph" style:parent-style-name="Standard">
      <style:text-properties fo:font-weight="bold" officeooo:rsid="0014fab4" officeooo:paragraph-rsid="0014fab4" style:font-weight-asian="bold" style:font-weight-complex="bold"/>
    </style:style>
    <style:style style:name="P9" style:family="paragraph" style:parent-style-name="Standard" style:list-style-name="L5">
      <style:text-properties fo:font-weight="bold" officeooo:rsid="0014fab4" officeooo:paragraph-rsid="0014fab4" style:font-weight-asian="bold" style:font-weight-complex="bold"/>
    </style:style>
    <style:style style:name="P10" style:family="paragraph" style:parent-style-name="Standard">
      <style:text-properties fo:font-weight="bold" officeooo:rsid="002d5ac5" officeooo:paragraph-rsid="002d5ac5" style:font-weight-asian="bold" style:font-weight-complex="bold"/>
    </style:style>
    <style:style style:name="P11" style:family="paragraph" style:parent-style-name="Standard">
      <style:text-properties fo:font-weight="bold" officeooo:rsid="003a15f7" officeooo:paragraph-rsid="003a15f7" style:font-weight-asian="bold" style:font-weight-complex="bold"/>
    </style:style>
    <style:style style:name="P12" style:family="paragraph" style:parent-style-name="Standard" style:list-style-name="L4">
      <style:text-properties fo:font-weight="normal" officeooo:rsid="0014fab4" officeooo:paragraph-rsid="0014fab4" style:font-weight-asian="normal" style:font-weight-complex="normal"/>
    </style:style>
    <style:style style:name="P13" style:family="paragraph" style:parent-style-name="Standard">
      <style:text-properties fo:font-weight="normal" officeooo:rsid="0015d3fe" officeooo:paragraph-rsid="0015d3fe" style:font-weight-asian="normal" style:font-weight-complex="normal"/>
    </style:style>
    <style:style style:name="P14" style:family="paragraph" style:parent-style-name="Standard" style:list-style-name="L6">
      <style:text-properties fo:font-weight="normal" officeooo:rsid="0016970d" officeooo:paragraph-rsid="0016970d" style:font-weight-asian="normal" style:font-weight-complex="normal"/>
    </style:style>
    <style:style style:name="P15" style:family="paragraph" style:parent-style-name="Standard">
      <style:text-properties fo:font-weight="normal" officeooo:rsid="0016970d" officeooo:paragraph-rsid="0016970d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16970d" officeooo:paragraph-rsid="0016970d" style:font-weight-asian="normal" style:font-weight-complex="normal"/>
    </style:style>
    <style:style style:name="P17" style:family="paragraph" style:parent-style-name="Standard">
      <style:text-properties fo:font-weight="normal" officeooo:rsid="002071a7" officeooo:paragraph-rsid="002071a7" style:font-weight-asian="normal" style:font-weight-complex="normal"/>
    </style:style>
    <style:style style:name="P18" style:family="paragraph" style:parent-style-name="Standard" style:list-style-name="L10">
      <style:text-properties fo:font-weight="normal" officeooo:rsid="002071a7" officeooo:paragraph-rsid="002071a7" style:font-weight-asian="normal" style:font-weight-complex="normal"/>
    </style:style>
    <style:style style:name="P19" style:family="paragraph" style:parent-style-name="Standard" style:list-style-name="L10">
      <style:text-properties fo:font-weight="normal" officeooo:rsid="0023b7c0" officeooo:paragraph-rsid="0023b7c0" style:font-weight-asian="normal" style:font-weight-complex="normal"/>
    </style:style>
    <style:style style:name="P20" style:family="paragraph" style:parent-style-name="Standard" style:list-style-name="L10">
      <style:text-properties fo:font-weight="normal" officeooo:rsid="0024a1ca" officeooo:paragraph-rsid="0024a1ca" style:font-weight-asian="normal" style:font-weight-complex="normal"/>
    </style:style>
    <style:style style:name="P21" style:family="paragraph" style:parent-style-name="Standard">
      <style:text-properties fo:font-weight="normal" officeooo:rsid="0024a1ca" officeooo:paragraph-rsid="0024a1ca" style:font-weight-asian="normal" style:font-weight-complex="normal"/>
    </style:style>
    <style:style style:name="P22" style:family="paragraph" style:parent-style-name="Standard">
      <style:text-properties fo:font-weight="normal" officeooo:rsid="0024dd55" officeooo:paragraph-rsid="0024dd55" style:font-weight-asian="normal" style:font-weight-complex="normal"/>
    </style:style>
    <style:style style:name="P23" style:family="paragraph" style:parent-style-name="Standard">
      <style:text-properties fo:font-weight="normal" officeooo:rsid="00278866" officeooo:paragraph-rsid="00278866" style:font-weight-asian="normal" style:font-weight-complex="normal"/>
    </style:style>
    <style:style style:name="P24" style:family="paragraph" style:parent-style-name="Standard" style:list-style-name="L11">
      <style:text-properties fo:font-weight="normal" officeooo:rsid="00278866" officeooo:paragraph-rsid="00278866" style:font-weight-asian="normal" style:font-weight-complex="normal"/>
    </style:style>
    <style:style style:name="P25" style:family="paragraph" style:parent-style-name="Standard" style:list-style-name="L12">
      <style:text-properties fo:font-weight="normal" officeooo:rsid="00278866" officeooo:paragraph-rsid="00278866" style:font-weight-asian="normal" style:font-weight-complex="normal"/>
    </style:style>
    <style:style style:name="P26" style:family="paragraph" style:parent-style-name="Standard" style:list-style-name="L12">
      <style:text-properties fo:font-weight="normal" officeooo:rsid="002795d4" officeooo:paragraph-rsid="002795d4" style:font-weight-asian="normal" style:font-weight-complex="normal"/>
    </style:style>
    <style:style style:name="P27" style:family="paragraph" style:parent-style-name="Standard" style:list-style-name="L12">
      <style:text-properties fo:font-weight="normal" officeooo:rsid="0027ac78" officeooo:paragraph-rsid="0027ac78" style:font-weight-asian="normal" style:font-weight-complex="normal"/>
    </style:style>
    <style:style style:name="P28" style:family="paragraph" style:parent-style-name="Standard">
      <style:text-properties fo:font-weight="normal" officeooo:rsid="0028df10" officeooo:paragraph-rsid="0028df10" style:font-weight-asian="normal" style:font-weight-complex="normal"/>
    </style:style>
    <style:style style:name="P29" style:family="paragraph" style:parent-style-name="Standard" style:list-style-name="L14">
      <style:text-properties fo:font-weight="normal" officeooo:rsid="0028df10" officeooo:paragraph-rsid="0028df10" style:font-weight-asian="normal" style:font-weight-complex="normal"/>
    </style:style>
    <style:style style:name="P30" style:family="paragraph" style:parent-style-name="Standard" style:list-style-name="L14">
      <style:text-properties fo:font-weight="normal" officeooo:rsid="00298b52" officeooo:paragraph-rsid="00298b52" style:font-weight-asian="normal" style:font-weight-complex="normal"/>
    </style:style>
    <style:style style:name="P31" style:family="paragraph" style:parent-style-name="Standard">
      <style:text-properties fo:font-weight="normal" officeooo:rsid="002acf9d" officeooo:paragraph-rsid="002acf9d" style:font-weight-asian="normal" style:font-weight-complex="normal"/>
    </style:style>
    <style:style style:name="P32" style:family="paragraph" style:parent-style-name="Standard">
      <style:text-properties fo:font-weight="normal" officeooo:rsid="002d5ac5" officeooo:paragraph-rsid="002d5ac5" style:font-weight-asian="normal" style:font-weight-complex="normal"/>
    </style:style>
    <style:style style:name="P33" style:family="paragraph" style:parent-style-name="Standard">
      <style:text-properties fo:font-weight="normal" officeooo:rsid="002ed13c" officeooo:paragraph-rsid="002ed13c" style:font-weight-asian="normal" style:font-weight-complex="normal"/>
    </style:style>
    <style:style style:name="P34" style:family="paragraph" style:parent-style-name="Standard" style:list-style-name="L15">
      <style:text-properties fo:font-weight="normal" officeooo:rsid="002fdbf1" officeooo:paragraph-rsid="002fdbf1" style:font-weight-asian="normal" style:font-weight-complex="normal"/>
    </style:style>
    <style:style style:name="P35" style:family="paragraph" style:parent-style-name="Standard" style:list-style-name="L15">
      <style:text-properties fo:font-weight="normal" officeooo:rsid="00302eb6" officeooo:paragraph-rsid="00302eb6" style:font-weight-asian="normal" style:font-weight-complex="normal"/>
    </style:style>
    <style:style style:name="P36" style:family="paragraph" style:parent-style-name="Standard" style:list-style-name="L15">
      <style:text-properties fo:font-weight="normal" officeooo:rsid="0031e843" officeooo:paragraph-rsid="0031e843" style:font-weight-asian="normal" style:font-weight-complex="normal"/>
    </style:style>
    <style:style style:name="P37" style:family="paragraph" style:parent-style-name="Standard" style:list-style-name="L15">
      <style:text-properties fo:font-weight="normal" officeooo:rsid="0033a4bd" officeooo:paragraph-rsid="0033a4bd" style:font-weight-asian="normal" style:font-weight-complex="normal"/>
    </style:style>
    <style:style style:name="P38" style:family="paragraph" style:parent-style-name="Standard">
      <style:text-properties fo:font-weight="normal" officeooo:rsid="0033f7ad" officeooo:paragraph-rsid="0033f7ad" style:font-weight-asian="normal" style:font-weight-complex="normal"/>
    </style:style>
    <style:style style:name="P39" style:family="paragraph" style:parent-style-name="Standard" style:list-style-name="L19">
      <style:text-properties fo:font-weight="normal" officeooo:rsid="003a15f7" officeooo:paragraph-rsid="003a15f7" style:font-weight-asian="normal" style:font-weight-complex="normal"/>
    </style:style>
    <style:style style:name="P40" style:family="paragraph" style:parent-style-name="Standard" style:list-style-name="L19">
      <style:text-properties fo:font-weight="normal" officeooo:rsid="003b7949" officeooo:paragraph-rsid="003b7949" style:font-weight-asian="normal" style:font-weight-complex="normal"/>
    </style:style>
    <style:style style:name="P41" style:family="paragraph" style:parent-style-name="Standard" style:list-style-name="L7">
      <style:text-properties officeooo:rsid="0017125c" officeooo:paragraph-rsid="0017125c"/>
    </style:style>
    <style:style style:name="P42" style:family="paragraph" style:parent-style-name="Standard">
      <style:text-properties officeooo:rsid="0017fc38" officeooo:paragraph-rsid="0017fc38"/>
    </style:style>
    <style:style style:name="P43" style:family="paragraph" style:parent-style-name="Standard">
      <style:text-properties officeooo:rsid="001a3fa1" officeooo:paragraph-rsid="001a3fa1"/>
    </style:style>
    <style:style style:name="P44" style:family="paragraph" style:parent-style-name="Standard" style:list-style-name="L8">
      <style:text-properties officeooo:rsid="001aedbf" officeooo:paragraph-rsid="001aedbf"/>
    </style:style>
    <style:style style:name="P45" style:family="paragraph" style:parent-style-name="Standard" style:list-style-name="L8">
      <style:text-properties officeooo:rsid="001bc786" officeooo:paragraph-rsid="001bc786"/>
    </style:style>
    <style:style style:name="P46" style:family="paragraph" style:parent-style-name="Standard" style:list-style-name="L8">
      <style:text-properties officeooo:rsid="001c417c" officeooo:paragraph-rsid="001c417c"/>
    </style:style>
    <style:style style:name="P47" style:family="paragraph" style:parent-style-name="Standard" style:list-style-name="L9">
      <style:text-properties officeooo:rsid="001d37d2" officeooo:paragraph-rsid="001d37d2"/>
    </style:style>
    <style:style style:name="P48" style:family="paragraph" style:parent-style-name="Standard">
      <style:text-properties officeooo:rsid="001d37d2" officeooo:paragraph-rsid="001d37d2"/>
    </style:style>
    <style:style style:name="P49" style:family="paragraph" style:parent-style-name="Standard">
      <style:text-properties style:text-underline-style="solid" style:text-underline-width="auto" style:text-underline-color="font-color" fo:font-weight="normal" officeooo:rsid="0036a4c9" officeooo:paragraph-rsid="0036a4c9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28df10" officeooo:paragraph-rsid="0028df10" style:font-weight-asian="normal" style:font-weight-complex="normal"/>
    </style:style>
    <style:style style:name="P51" style:family="paragraph" style:parent-style-name="Standard" style:list-style-name="L16">
      <style:text-properties officeooo:paragraph-rsid="0036a4c9"/>
    </style:style>
    <style:style style:name="P52" style:family="paragraph" style:parent-style-name="Standard" style:list-style-name="L16">
      <style:text-properties officeooo:rsid="003953bc" officeooo:paragraph-rsid="003953bc"/>
    </style:style>
    <style:style style:name="P53" style:family="paragraph" style:parent-style-name="Standard" style:list-style-name="L16">
      <style:text-properties officeooo:rsid="003a15f7" officeooo:paragraph-rsid="003a15f7"/>
    </style:style>
    <style:style style:name="T1" style:family="text">
      <style:text-properties officeooo:rsid="0010f42d"/>
    </style:style>
    <style:style style:name="T2" style:family="text">
      <style:text-properties officeooo:rsid="001196a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fab4" style:font-weight-asian="normal" style:font-weight-complex="normal"/>
    </style:style>
    <style:style style:name="T5" style:family="text">
      <style:text-properties fo:font-weight="normal" officeooo:rsid="0016970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officeooo:rsid="0016970d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6970d"/>
    </style:style>
    <style:style style:name="T10" style:family="text">
      <style:text-properties style:text-underline-style="none" officeooo:rsid="0017125c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36a4c9" style:font-weight-asian="normal" style:font-weight-complex="normal"/>
    </style:style>
    <style:style style:name="T13" style:family="text">
      <style:text-properties style:text-underline-style="none" officeooo:rsid="002d6cc5"/>
    </style:style>
    <style:style style:name="T14" style:family="text">
      <style:text-properties style:text-underline-style="none" officeooo:rsid="002ed13c"/>
    </style:style>
    <style:style style:name="T15" style:family="text">
      <style:text-properties style:text-underline-style="none" officeooo:rsid="002fdbf1"/>
    </style:style>
    <style:style style:name="T16" style:family="text">
      <style:text-properties style:text-underline-style="none" officeooo:rsid="002fe264"/>
    </style:style>
    <style:style style:name="T17" style:family="text">
      <style:text-properties style:text-underline-style="none" officeooo:rsid="0030e91f"/>
    </style:style>
    <style:style style:name="T18" style:family="text">
      <style:text-properties style:text-underline-style="none" officeooo:rsid="0031c01b"/>
    </style:style>
    <style:style style:name="T19" style:family="text">
      <style:text-properties style:text-underline-style="none" officeooo:rsid="003579d3"/>
    </style:style>
    <style:style style:name="T20" style:family="text">
      <style:text-properties style:text-underline-style="none" officeooo:rsid="00357ae7"/>
    </style:style>
    <style:style style:name="T21" style:family="text">
      <style:text-properties style:text-underline-style="none" officeooo:rsid="003c2a3e"/>
    </style:style>
    <style:style style:name="T22" style:family="text">
      <style:text-properties officeooo:rsid="001c417c"/>
    </style:style>
    <style:style style:name="T23" style:family="text">
      <style:text-properties officeooo:rsid="001f17ee"/>
    </style:style>
    <style:style style:name="T24" style:family="text">
      <style:text-properties officeooo:rsid="002071a7"/>
    </style:style>
    <style:style style:name="T25" style:family="text">
      <style:text-properties officeooo:rsid="0024a1ca"/>
    </style:style>
    <style:style style:name="T26" style:family="text">
      <style:text-properties officeooo:rsid="00269642"/>
    </style:style>
    <style:style style:name="T27" style:family="text">
      <style:text-properties officeooo:rsid="00357ae7"/>
    </style:style>
    <style:style style:name="T28" style:family="text">
      <style:text-properties officeooo:rsid="0037a6af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 boljsa izkoriscenost sistema</text:p>
      <text:p text:style-name="P1">- ni interakcije</text:p>
      <text:p text:style-name="P2">- cas od oddaje programa do rezultatov relativno velik <text:span text:style-name="T1">(ker je odvisen od svojega vrstnega reda, <text:s text:c="2"/>programi so bili zaporedoma izvajani)</text:span></text:p>
      <text:p text:style-name="P3">- procesor se vedno premalo izkoriscen</text:p>
      <text:p text:style-name="P3"><text:s text:c="2"/>vzrok: strojna oprema <text:span text:style-name="T2">(citalnik kartic</text:span><text:span text:style-name="T2"><draw:frame draw:style-name="fr1" draw:name="Object1" text:anchor-type="as-char" svg:y="-0.172in" svg:width="0.2984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krat pocasnejsi od procesorja)</text:span></text:p>
      <text:p text:style-name="P3"><text:tab/> <text:span text:style-name="T2">scasoma: hitrejse v/i naprave, a so se se hiteje razvijali procesorji</text:span></text:p>
      <text:p text:style-name="P4">Dve izboljsavi:</text:p>
      <text:p text:style-name="P4">1. locen V/I (off-line processing)</text:p>
      <text:p text:style-name="P4">2. spooling</text:p>
      <text:p text:style-name="P4"/>
      <text:p text:style-name="P5">Locen V/I<text:span text:style-name="T3"> </text:span></text:p>
      <text:list xml:id="list4227550650" text:style-name="L5">
        <text:list-item>
          <text:p text:style-name="P9"><text:span text:style-name="T3">ko se pojavi magnetni trak </text:span><text:span text:style-name="T5">(medij z </text:span><text:span text:style-name="T7">zaporednim dostopom</text:span><text:span text:style-name="T5">)</text:span></text:p>
        </text:list-item>
      </text:list>
      <text:list xml:id="list2219177874" text:style-name="L3">
        <text:list-item>
          <text:p text:style-name="P6"><text:span text:style-name="T3">med citalnik kartic in racunalnik damo magnetne trakove, kamor grejo podatki s citalnikov kartic</text:span></text:p>
        </text:list-item>
        <text:list-item>
          <text:p text:style-name="P6"><text:span text:style-name="T3">iz trakov je racunalnik veliko hitreje bral podatke</text:span></text:p>
        </text:list-item>
      </text:list>
      <text:p text:style-name="P7"><text:span text:style-name="T3">+ boljsa izkoriscenost procesorja</text:span></text:p>
      <text:p text:style-name="P7"><text:span text:style-name="T3">+ prekrivanje operacij (overlapping) – medtem ko je procesor racunal, so se medtem na trak nalagali novi podatki</text:span></text:p>
      <text:p text:style-name="P7"><text:span text:style-name="T3">- ni interakcije </text:span><text:span text:style-name="T4">programer – program v razvoju</text:span></text:p>
      <text:p text:style-name="P8">Spooling (simultaneous peripheral operation on-line)</text:p>
      <text:list xml:id="list3986250950" text:style-name="L4">
        <text:list-item>
          <text:p text:style-name="P12">ko se pojavi magnetni disk</text:p>
        </text:list-item>
      </text:list>
      <text:p text:style-name="P13"><text:span text:style-name="T6">Disk</text:span>: medij z <text:span text:style-name="T6">neposrednim dostopom </text:span><text:span text:style-name="T9">(zapis, sled, cilinder, glava)</text:span></text:p>
      <text:list xml:id="list229605986" text:style-name="L6">
        <text:list-item>
          <text:p text:style-name="P14"><text:span text:style-name="T8">disk se uporabi kot vmesnik za V/I</text:span></text:p>
        </text:list-item>
      </text:list>
      <text:p text:style-name="P15"><text:span text:style-name="T8">Spooling: </text:span></text:p>
      <text:list xml:id="list669274487" text:style-name="L7">
        <text:list-item>
          <text:p text:style-name="P16"><text:span text:style-name="T8">ce je vhodna naprava pripravljena, procesor zacasno prekine tekoce opravilo</text:span></text:p>
        </text:list-item>
        <text:list-item>
          <text:p text:style-name="P16"><text:span text:style-name="T8">bere vhodni podatek in ga shrani na disk (vsak posel shrani na svoj del diska)</text:span></text:p>
        </text:list-item>
        <text:list-item>
          <text:p text:style-name="P16"><text:span text:style-name="T8">ko je posel na vrsti, CPE posel bere </text:span><text:span text:style-name="T10">njegove vhodne podatke v GP in ga zazene</text:span></text:p>
        </text:list-item>
        <text:list-item>
          <text:p text:style-name="P41">izh. pod. posla izpisuje na disk</text:p>
        </text:list-item>
        <text:list-item>
          <text:p text:style-name="P41">ce je I priravljena, CPE zacasno prekine tekoce opravilo in ji poslje pripravljene podatke z diska</text:p>
        </text:list-item>
      </text:list>
      <text:p text:style-name="P42">+ boljsa izkoriscenost CPE</text:p>
      <text:p text:style-name="P42">- ni interakcije</text:p>
      <text:p text:style-name="P43">Multiprogramsko izvajanje</text:p>
      <text:list xml:id="list686767936" text:style-name="L8">
        <text:list-item>
          <text:p text:style-name="P44">spooling omogocil, da je na disku vec poslov pripravljenih, pri cemer je do vsakega mozen direkten dostop</text:p>
        </text:list-item>
        <text:list-item>
          <text:p text:style-name="P45">mozno je <text:span text:style-name="T24">izbrati</text:span> naslednji posel, ki naj se izvede (razvrscanje poslov – job scheduling)</text:p>
        </text:list-item>
        <text:list-item>
          <text:p text:style-name="P45">se vec: fizicni pomnilniki narascali, zato je mozno naloziti <text:span text:style-name="T22">&gt;</text:span>1 posel</text:p>
        </text:list-item>
        <text:list-item>
          <text:p text:style-name="P46">kako to izkoristiti? odg: multiprogramsko izvajanje</text:p>
        </text:list-item>
      </text:list>
      <text:list xml:id="list378888516" text:style-name="L9">
        <text:list-item>
          <text:p text:style-name="P47">v GP je OS in nekaj pripravljenih poslov</text:p>
        </text:list-item>
        <text:list-item>
          <text:p text:style-name="P47">OS bo izbral enega izmed njih in ga za<text:span text:style-name="T24">gnal </text:span></text:p>
        </text:list-item>
        <text:list-item>
          <text:p text:style-name="P47">ce se tekoci posel zaustavi (koncal, lahko tudi nekaj caka), nadzor prevzame OS, ki izbere nek drug propravljen posel in ga zazene (gre na tocko 2.)</text:p>
        </text:list-item>
      </text:list>
      <text:p text:style-name="P48"><text:tab/><text:tab/><text:span text:style-name="T23">Ko se posel zaustavi, OS “takoj” dodeli CPE drugemu pripravljenemu poslu (v GP).</text:span></text:p>
      <text:p text:style-name="P17">Nove naloge OS</text:p>
      <text:list xml:id="list4125567251" text:style-name="L10">
        <text:list-item>
          <text:p text:style-name="P18">razvrscanje poslov</text:p>
        </text:list-item>
        <text:list-item>
          <text:p text:style-name="P18">upravljanje z GP</text:p>
        </text:list-item>
        <text:list-item>
          <text:p text:style-name="P19">razvrscanje na procesorju (dodeljevanje proc.) …. procesor scheduling<text:span text:style-name="T25">\</text:span></text:p>
        </text:list-item>
        <text:list-item>
          <text:p text:style-name="P20">zascita (pred nezelenim vplivom posla na posel in na OS)</text:p>
        </text:list-item>
      </text:list>
      <text:p text:style-name="P21">OS se siri in postaja vse bolj kompleksen</text:p>
      <text:p text:style-name="P22">+ se boljsa izkoriscenost CPE in tudi drugih virov</text:p>
      <text:p text:style-name="P22">- <text:span text:style-name="T26">ni interakcije</text:span></text:p>
      <text:p text:style-name="P23"><text:soft-page-break/>O interaktivnosti</text:p>
      <text:list xml:id="list3165851547" text:style-name="L11">
        <text:list-item>
          <text:p text:style-name="P24">Interaktivnost za programerja</text:p>
          <text:p text:style-name="P24">Zelje:</text:p>
        </text:list-item>
      </text:list>
      <text:list xml:id="list604873364" text:style-name="L12">
        <text:list-item>
          <text:p text:style-name="P25">ukazovati rac/OS preko tipkovnice in prejemati odzive na zaslon</text:p>
        </text:list-item>
        <text:list-item>
          <text:p text:style-name="P26">prejeti ukaz naj OS “takoj” izvede, takoj obvesti programerja o rezultatu, in caka na programerjev ukaz</text:p>
        </text:list-item>
        <text:list-item>
          <text:p text:style-name="P27">programerju naj bodo v pomoc razni interaktivni sistemski programi</text:p>
        </text:list-item>
      </text:list>
      <text:p text:style-name="P28"><text:tab/><text:span text:style-name="T6">Posledice za lastnika:</text:span></text:p>
      <text:list xml:id="list1769831237" text:style-name="L14">
        <text:list-item>
          <text:p text:style-name="P29"><text:span text:style-name="T8">interaktivnost bo zahtevala sproten datotecni sistem </text:span></text:p>
        </text:list-item>
        <text:list-item>
          <text:p text:style-name="P29"><text:span text:style-name="T8">ki bo deloma na zun. pomnilnikih → visja cena</text:span></text:p>
        </text:list-item>
        <text:list-item>
          <text:p text:style-name="P30"><text:span text:style-name="T8">V/I operacije s clovekom bodo pogostejse</text:span></text:p>
        </text:list-item>
        <text:list-item>
          <text:p text:style-name="P30"><text:span text:style-name="T8">toda clovek je pocasen</text:span></text:p>
        </text:list-item>
      </text:list>
      <text:p text:style-name="P31"><text:span text:style-name="T8">Visja cena in slabsa izkoriscenost</text:span></text:p>
      <text:p text:style-name="P10"><text:span text:style-name="T8">Casovno dodeljevanje </text:span><text:span text:style-name="T13">in vecopravilnost</text:span></text:p>
      <text:p text:style-name="P32"><text:span text:style-name="T8">tme sharing <text:tab/><text:tab/><text:tab/></text:span><text:span text:style-name="T14">multitasking</text:span></text:p>
      <text:p text:style-name="P33"><text:span text:style-name="T8">Resitev: multiprogramsk</text:span><text:span text:style-name="T15">o</text:span><text:span text:style-name="T8"> izvajanj</text:span><text:span text:style-name="T15">e</text:span><text:span text:style-name="T8"> in casovn</text:span><text:span text:style-name="T15">o</text:span><text:span text:style-name="T8"> dodeljevanj</text:span><text:span text:style-name="T15">e</text:span></text:p>
      <text:list xml:id="list1399000806" text:style-name="L15">
        <text:list-item>
          <text:p text:style-name="P34"><text:span text:style-name="T8">na racunalniskem sistemu dela vec uporabnikov, vsak s svojim poslom </text:span><text:span text:style-name="T16">toda vsak posel se sme neprekinjeno izvajati le omejen cas</text:span></text:p>
        </text:list-item>
        <text:list-item>
          <text:p text:style-name="P35"><text:span text:style-name="T16">O</text:span><text:span text:style-name="T8">S izbere pripravljen posel </text:span><text:span text:style-name="T17">in</text:span><text:span text:style-name="T8"> mu dodeli omejeni cas (casovna rezina) </text:span><text:span text:style-name="T18">za izvajanje ter ga zazene</text:span></text:p>
        </text:list-item>
        <text:list-item>
          <text:p text:style-name="P36"><text:span text:style-name="T18">c</text:span><text:span text:style-name="T8">e mine casovna rezina ali ce se posel zaustavi (koncal, caka na nekaj)</text:span></text:p>
          <text:p text:style-name="P37"><text:span text:style-name="T8">potem prevzame nadzor OS, ki izbere drug posel, mu dodeli casovno rezino, in ga zazene</text:span></text:p>
          <text:p text:style-name="P37"><text:span text:style-name="T8">gre na tocko 2.</text:span></text:p>
        </text:list-item>
      </text:list>
      <text:p text:style-name="P38"><text:span text:style-name="T8">Ce je izbiranje poslov zadosti smiselno in je ustrezna tudi dolzina casovne rezine, potem lastnik programa ne opazi, da je CPE opravljal tudi </text:span><text:span text:style-name="T19">druge</text:span><text:span text:style-name="T8"> naloge, </text:span><text:span text:style-name="T20">t. j. ima obcutek, da racunalnik dela le zanj</text:span></text:p>
      <text:p text:style-name="P49"><text:span text:style-name="T27">T</text:span>erminologij<text:span text:style-name="T28">a</text:span></text:p>
      <text:list xml:id="list1687676683" text:style-name="L16">
        <text:list-item>
          <text:p text:style-name="P51"><text:span text:style-name="T12">Namesto posel (job) odslej rabimo proces (Intuittivno: proces je program v nekem stanju svojega izvajanja)</text:span></text:p>
        </text:list-item>
        <text:list-item>
          <text:p text:style-name="P52"><text:span text:style-name="T12">V</text:span><text:span text:style-name="T11">sak uporabnik ima vsaj en proces; lahko tudi vec</text:span></text:p>
        </text:list-item>
        <text:list-item>
          <text:p text:style-name="P53"><text:span text:style-name="T11">ti procesi za uporabnika opravljajo razne naloge, imenovane opravila (task)</text:span></text:p>
        </text:list-item>
        <text:list-item>
          <text:p text:style-name="P53"><text:span text:style-name="T11">zato se OS. ki to podpira, imenuje tudi vecopravilni</text:span></text:p>
        </text:list-item>
      </text:list>
      <text:p text:style-name="P11"><text:span text:style-name="T8">Nove naloge OS:</text:span></text:p>
      <text:list xml:id="list1852222123" text:style-name="L19">
        <text:list-item>
          <text:p text:style-name="P39"><text:span text:style-name="T8">datotecni sistem (file system)</text:span></text:p>
        </text:list-item>
        <text:list-item>
          <text:p text:style-name="P39"><text:span text:style-name="T8">upravljanje zun. pomnilnikov</text:span></text:p>
        </text:list-item>
        <text:list-item>
          <text:p text:style-name="P39"><text:span text:style-name="T8">upravljanje navideznega pomnilnika</text:span></text:p>
        </text:list-item>
        <text:list-item>
          <text:p text:style-name="P39"><text:span text:style-name="T8">zascita</text:span></text:p>
        </text:list-item>
        <text:list-item>
          <text:p text:style-name="P39"><text:span text:style-name="T8">razvrscanje na procesorju (proc scheduling)</text:span></text:p>
        </text:list-item>
        <text:list-item>
          <text:p text:style-name="P40"><text:span text:style-name="T8">sinhronizacijo &amp; komunikacija med procesi</text:span><text:span text:style-name="T21">5</text:span></text:p>
        </text:list-item>
      </text:list>
      <text:p text:style-name="P50"><text:tab/></text:p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9:17:13.409871461</meta:creation-date>
    <dc:date>2019-02-28T11:47:33.013253339</dc:date>
    <meta:editing-duration>PT1H48M11S</meta:editing-duration>
    <meta:editing-cycles>48</meta:editing-cycles>
    <meta:generator>LibreOffice/6.1.5.2$Linux_X86_64 LibreOffice_project/10$Build-2</meta:generator>
    <meta:document-statistic meta:table-count="0" meta:image-count="0" meta:object-count="1" meta:page-count="2" meta:paragraph-count="79" meta:word-count="670" meta:character-count="4118" meta:non-whitespace-character-count="3549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